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1508d7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paragraph-rsid="0018023c" style:font-size-asian="15pt" style:font-size-complex="15pt"/>
    </style:style>
    <style:style style:name="P6" style:family="paragraph" style:parent-style-name="Standard">
      <style:text-properties fo:font-size="15pt" officeooo:rsid="0018023c" officeooo:paragraph-rsid="0018023c" style:font-name-asian="Tibetan Machine Uni" style:font-size-asian="15pt" style:font-size-complex="15pt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officeooo:paragraph-rsid="0019ef3b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fo:font-size="16pt" fo:font-weight="bold" officeooo:rsid="001508d7" officeooo:paragraph-rsid="001508d7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fo:font-size="16pt" fo:font-weight="bold" officeooo:rsid="001508d7" officeooo:paragraph-rsid="0019ef3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fo:font-size="15pt" fo:font-weight="normal" officeooo:rsid="001508d7" officeooo:paragraph-rsid="001508d7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fo:color="#008080" fo:font-size="16pt" fo:font-weight="bold" officeooo:rsid="001508d7" style:font-name-asian="AR PL UKai TW" style:font-size-asian="18.7999992370605pt" style:font-weight-asian="bold" style:font-size-complex="16pt" style:font-weight-complex="bold"/>
    </style:style>
    <style:style style:name="P12" style:family="paragraph" style:parent-style-name="Preformatted_20_Text">
      <style:paragraph-properties fo:margin-top="0.101cm" fo:margin-bottom="0.101cm" loext:contextual-spacing="false" fo:line-height="150%"/>
      <style:text-properties fo:color="#000000" style:font-name="DejaVu Sans Mono" fo:font-size="16pt" fo:font-style="italic" fo:font-weight="normal" officeooo:rsid="001508d7" officeooo:paragraph-rsid="001508d7" style:font-name-asian="DejaVu Sans Mono1" style:font-size-asian="16pt" style:font-style-asian="italic" style:font-weight-asian="normal" style:font-name-complex="Liberation Mono" style:font-size-complex="16pt" style:font-style-complex="italic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pt" style:font-name-asian="DejaVu Sans Mono1" style:font-size-asian="15pt" style:font-name-complex="Liberation Mono" style:font-size-complex="15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pt" officeooo:paragraph-rsid="0019ef3b" style:font-name-asian="DejaVu Sans Mono1" style:font-size-asian="15pt" style:font-name-complex="Liberation Mono" style:font-size-complex="15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pt" officeooo:paragraph-rsid="001b468a" style:font-name-asian="DejaVu Sans Mono1" style:font-size-asian="15pt" style:font-name-complex="Liberation Mono" style:font-size-complex="15pt"/>
    </style:style>
    <style:style style:name="P16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DejaVu Sans Mono" fo:font-size="15pt" officeooo:paragraph-rsid="001b468a" style:font-name-asian="DejaVu Sans Mono1" style:font-size-asian="15pt" style:font-name-complex="Liberation Mono" style:font-size-complex="15pt"/>
    </style:style>
    <style:style style:name="P17" style:family="paragraph" style:parent-style-name="Preformatted_20_Text">
      <loext:graphic-properties draw:fill="solid" draw:fill-color="#ffffff" draw:opacity="100%"/>
      <style:paragraph-properties fo:line-height="150%" fo:background-color="#ffffff"/>
      <style:text-properties fo:color="#000000" style:font-name="DejaVu Sans Mono" fo:font-size="16pt" fo:font-style="italic" fo:font-weight="normal" officeooo:rsid="001508d7" officeooo:paragraph-rsid="0019ef3b" style:font-name-asian="DejaVu Sans Mono1" style:font-size-asian="16pt" style:font-style-asian="italic" style:font-weight-asian="normal" style:font-name-complex="Liberation Mono" style:font-size-complex="16pt" style:font-style-complex="italic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style:font-name-asian="DejaVu Sans Mono1" style:font-size-asian="15pt" style:font-name-complex="Liberation Mono" style:font-size-complex="15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399cm" loext:contextual-spacing="false" fo:line-height="100%" fo:background-color="#ffffff"/>
      <style:text-properties fo:color="#000000" style:font-name="DejaVu Sans Mono" fo:font-size="15pt" style:font-name-asian="DejaVu Sans Mono1" style:font-size-asian="15pt" style:font-name-complex="Liberation Mono" style:font-size-complex="15pt"/>
    </style:style>
    <style:style style:name="P20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P21" style:family="paragraph" style:parent-style-name="Standard">
      <style:paragraph-properties fo:margin-top="0.101cm" fo:margin-bottom="0.101cm" loext:contextual-spacing="false" fo:line-height="150%"/>
      <style:text-properties fo:font-size="16pt" fo:font-weight="bold" officeooo:rsid="001508d7" officeooo:paragraph-rsid="001508d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/>
      <style:text-properties fo:font-size="16pt" fo:font-weight="bold" officeooo:rsid="001508d7" officeooo:paragraph-rsid="001ef66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/>
      <style:text-properties fo:font-size="16pt" fo:font-weight="normal" officeooo:rsid="001508d7" officeooo:paragraph-rsid="001508d7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50%"/>
      <style:text-properties fo:font-size="15pt" fo:font-weight="normal" officeooo:rsid="001508d7" officeooo:paragraph-rsid="001508d7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50%"/>
      <style:text-properties fo:font-size="15pt" fo:font-weight="normal" officeooo:rsid="001508d7" officeooo:paragraph-rsid="002042e1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50%"/>
      <style:text-properties fo:color="#ce181e" fo:font-size="22pt" fo:font-weight="bold" officeooo:rsid="001508d7" officeooo:paragraph-rsid="001ef663" style:font-size-asian="22pt" style:font-weight-asian="bold" style:font-size-complex="22pt" style:font-weight-complex="bold"/>
    </style:style>
    <style:style style:name="T1" style:family="text">
      <style:text-properties fo:font-size="16pt" fo:font-weight="bold" officeooo:rsid="001508d7" style:font-size-asian="16pt" style:font-weight-asian="bold" style:font-size-complex="16pt" style:font-weight-complex="bold"/>
    </style:style>
    <style:style style:name="T2" style:family="text">
      <style:text-properties fo:color="#008080" fo:font-size="16pt" fo:font-weight="bold" officeooo:rsid="001508d7" style:font-name-asian="AR PL UKai TW" style:font-size-asian="18.7999992370605pt" style:font-weight-asian="bold" style:font-size-complex="16pt" style:font-weight-complex="bold"/>
    </style:style>
    <style:style style:name="T3" style:family="text">
      <style:text-properties fo:color="#008080" style:font-name="DejaVu Sans Mono" fo:font-size="18.7999992370605pt" fo:font-weight="bold" officeooo:rsid="001508d7" style:font-size-asian="16pt" style:font-weight-asian="bold" style:font-size-complex="16pt" style:font-weight-complex="bold"/>
    </style:style>
    <style:style style:name="T4" style:family="text">
      <style:text-properties fo:font-size="10.5pt" officeooo:rsid="0016d2d9" fo:background-color="#fff200" loext:char-shading-value="0" style:font-size-asian="10.5pt" style:font-size-complex="10.5pt"/>
    </style:style>
    <style:style style:name="T5" style:family="text">
      <style:text-properties fo:font-size="10.5pt" officeooo:rsid="001508d7" fo:background-color="#fff200" loext:char-shading-value="0" style:font-size-asian="10.5pt" style:font-size-complex="10.5pt"/>
    </style:style>
    <style:style style:name="T6" style:family="text">
      <style:text-properties fo:font-size="10.5pt" officeooo:rsid="0018023c" fo:background-color="#fff200" loext:char-shading-value="0" style:font-size-asian="10.5pt" style:font-size-complex="10.5pt"/>
    </style:style>
    <style:style style:name="T7" style:family="text">
      <style:text-properties fo:font-size="10.5pt" officeooo:rsid="001b468a" fo:background-color="#fff200" loext:char-shading-value="0" style:font-size-asian="10.5pt" style:font-size-complex="10.5pt"/>
    </style:style>
    <style:style style:name="T8" style:family="text">
      <style:text-properties fo:font-weight="bold"/>
    </style:style>
    <style:style style:name="T9" style:family="text">
      <style:text-properties officeooo:rsid="0018ea41"/>
    </style:style>
    <style:style style:name="T10" style:family="text">
      <style:text-properties fo:color="#000000" style:font-name="DejaVu Sans Mono" fo:font-size="15pt" fo:font-weight="bold" officeooo:rsid="001508d7" style:font-name-asian="DejaVu Sans Mono1" style:font-size-asian="15pt" style:font-weight-asian="bold" style:font-name-complex="Liberation Mono" style:font-size-complex="15pt" style:font-weight-complex="bold"/>
    </style:style>
    <style:style style:name="T11" style:family="text">
      <style:text-properties fo:color="#000000" style:font-name="DejaVu Sans Mono" fo:font-size="15pt" style:font-name-asian="DejaVu Sans Mono1" style:font-size-asian="15pt" style:font-name-complex="Liberation Mono" style:font-size-complex="15pt"/>
    </style:style>
    <style:style style:name="T12" style:family="text">
      <style:text-properties officeooo:rsid="001ef663"/>
    </style:style>
    <style:style style:name="T13" style:family="text">
      <style:text-properties fo:color="#ce181e"/>
    </style:style>
    <style:style style:name="T14" style:family="text">
      <style:text-properties fo:color="#ce181e" fo:font-size="16pt" fo:font-weight="bold" officeooo:rsid="001508d7" style:font-size-asian="16pt" style:font-weight-asian="bold" style:font-size-complex="16pt" style:font-weight-complex="bold"/>
    </style:style>
    <style:style style:name="T15" style:family="text">
      <style:text-properties fo:color="#ce181e" fo:font-size="22pt" style:font-size-asian="22pt" style:font-size-complex="22pt"/>
    </style:style>
    <style:style style:name="T16" style:family="text">
      <style:text-properties fo:color="#ce181e" fo:font-size="22pt" fo:font-weight="bold" officeooo:rsid="001508d7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扩展</text:p>
      <text:p text:style-name="P2"/>
      <text:p text:style-name="P7"><text:span text:style-name="T16">隐藏内容：</text:span><text:span text:style-name="T10"> getpass</text:span><text:span text:style-name="T2">只能在终端使用。</text:span><text:span text:style-name="T3">pycharm</text:span><text:span text:style-name="T2">不能使用</text:span></text:p>
      <text:p text:style-name="P11">tarena@tarena:~$ ipython3</text:p>
      <text:p text:style-name="P3">In [1]: import getpass</text:p>
      <text:p text:style-name="P3"/>
      <text:p text:style-name="P3">In [2]: passwd=input("密码：")<text:span text:style-name="T5">###普通输入</text:span></text:p>
      <text:p text:style-name="P3">密码：123abc</text:p>
      <text:p text:style-name="P3"/>
      <text:p text:style-name="P5">In [3]: passwd=getpass.getpass()<text:span text:style-name="T4">###隐藏输入，括号内不输入字符</text:span><text:span text:style-name="T6">，</text:span><text:span text:style-name="T4">默认弹出字符Password: </text:span></text:p>
      <text:p text:style-name="P3">Password: </text:p>
      <text:p text:style-name="P6"/>
      <text:p text:style-name="P3">In [4]: passwd <text:span text:style-name="T6">###查看输入内容</text:span></text:p>
      <text:p text:style-name="P3">Out[4]: '123abc'</text:p>
      <text:p text:style-name="P3"/>
      <text:p text:style-name="P5">In [5]: passwd=getpass.getpass('密码:')<text:span text:style-name="T4">###隐藏输入</text:span><text:span text:style-name="T6">,</text:span><text:span text:style-name="T4">括号内输入字符</text:span><text:span text:style-name="T6">,</text:span><text:span text:style-name="T4">弹出输入</text:span><text:span text:style-name="T6">的</text:span><text:span text:style-name="T4">字符’密码</text:span><text:span text:style-name="T6">：</text:span>密码:</text:p>
      <text:p text:style-name="P3"/>
      <text:p text:style-name="P5">In [6]: passwd<text:span text:style-name="T6">###查看输入内容</text:span></text:p>
      <text:p text:style-name="P4">Out[6]: '123ert'</text:p>
      <text:p text:style-name="P4"/>
      <text:p text:style-name="P9"><text:span text:style-name="T15">加密内容</text:span><text:span text:style-name="T13">：</text:span><text:span text:style-name="T11">hashlib</text:span></text:p>
      <text:p text:style-name="P12">import getpass</text:p>
      <text:p text:style-name="P17">import hashlib</text:p>
      <text:p text:style-name="P14">password=getpass.getpass()</text:p>
      <text:p text:style-name="P19">print(password)</text:p>
      <text:p text:style-name="P16">hash=hashlib.md5()<text:span text:style-name="T6">###md5为加密方式.</text:span><text:span text:style-name="T7">生产加密对象</text:span></text:p>
      <text:p text:style-name="P15">hash.update(password.encode())<text:span text:style-name="T6">###</text:span><text:span text:style-name="T7"> 对密码进行加密 (passwd是你要加密的密码)</text:span></text:p>
      <text:p text:style-name="P15">pwd=hash.hexdigest()<text:span text:style-name="T6">###</text:span><text:span text:style-name="T7">加密后的密码 (返回加密后的字串)</text:span></text:p>
      <text:p text:style-name="P13"><text:soft-page-break/>print(pwd)</text:p>
      <text:p text:style-name="P13">hash=hashlib.md5(<text:span text:style-name="T8">"$$$a"</text:span>.encode())<text:span text:style-name="T6">##加盐处理</text:span></text:p>
      <text:p text:style-name="P13">hash.update(password.encode())</text:p>
      <text:p text:style-name="P13">pwd=hash.hexdigest()</text:p>
      <text:p text:style-name="P18">print(pwd)</text:p>
      <text:p text:style-name="P8">tarena@tarena:~/1905/month02/project02/dict$ python3 demo.py</text:p>
      <text:p text:style-name="P8">Password: （此时输入<text:span text:style-name="T9">123，但是被隐藏了</text:span>）</text:p>
      <text:p text:style-name="P23">输出结果：</text:p>
      <text:p text:style-name="P10">123</text:p>
      <text:p text:style-name="P10">202cb962ac59075b964b07152d234b70</text:p>
      <text:p text:style-name="P10">7d1c5ad6c9f7f31e07fc602b74bc0aa0</text:p>
      <text:p text:style-name="P26">json交互数据格式：</text:p>
      <text:p text:style-name="P25">import json</text:p>
      <text:p text:style-name="P25"><text:s text:c="3"/>json.dumps(dict) <text:s/>将字典转换为json</text:p>
      <text:p text:style-name="P25"><text:s text:c="3"/>json.loads(json) <text:s/>将json转换为字典</text:p>
      <text:p text:style-name="P22">终端运行：</text:p>
      <text:p text:style-name="P22">tarena@tarena:~$ ipython3</text:p>
      <text:p text:style-name="P10">In [1]: import json</text:p>
      <text:p text:style-name="P10"/>
      <text:p text:style-name="P10">In [3]: js=json.dumps({'a':1,'b':"hello"})</text:p>
      <text:p text:style-name="P10"/>
      <text:p text:style-name="P10">In [4]: js</text:p>
      <text:p text:style-name="P10">Out[4]: '{"a": 1, "b": "hello"}'</text:p>
      <text:p text:style-name="P10"><text:soft-page-break/></text:p>
      <text:p text:style-name="P10">In [5]: json.loads(js)</text:p>
      <text:p text:style-name="P10">Out[5]: {'a': 1, 'b': 'hello'}</text:p>
      <text:p text:style-name="P10"/>
      <text:p text:style-name="P10"/>
      <text:p text:style-name="P10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48:31.725605354</meta:creation-date>
    <dc:date>2019-07-22T13:49:09.773055028</dc:date>
    <meta:editing-duration>PT2H37M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274" meta:character-count="1099" meta:non-whitespace-character-count="1039"/>
  </office:meta>
</office:document-meta>
</file>